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erif" svg:font-family="FreeSerif" style:font-adornments="Regular" style:font-family-generic="roman" style:font-pitch="variable"/>
    <style:font-face style:name="Liberation Serif" svg:font-family="'Liberation Serif'" style:font-family-generic="roman" style:font-pitch="variable"/>
    <style:font-face style:name="FreeSans" svg:font-family="FreeSans" style:font-adornments="Regular"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1.101cm" style:rel-column-width="624*"/>
    </style:style>
    <style:style style:name="Table1.B" style:family="table-column">
      <style:table-column-properties style:column-width="1.988cm" style:rel-column-width="1126*"/>
    </style:style>
    <style:style style:name="Table1.A1" style:family="table-cell">
      <style:table-cell-properties fo:background-color="#000000" fo:padding="0.097cm" fo:border-left="0.5pt solid #000000" fo:border-right="none" fo:border-top="0.5pt solid #000000" fo:border-bottom="0.5pt solid #000000" style:writing-mode="page">
        <style:background-image/>
      </style:table-cell-properties>
    </style:style>
    <style:style style:name="Table1.I1" style:family="table-cell">
      <style:table-cell-properties fo:background-color="#000000" fo:padding="0.097cm" fo:border="0.5pt solid #000000" style:writing-mode="page">
        <style:background-image/>
      </style:table-cell-properties>
    </style:style>
    <style:style style:name="Table1.A2" style:family="table-cell">
      <style:table-cell-properties fo:background-color="#000000"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style>
    <style:style style:name="Tableau1.A" style:family="table-column">
      <style:table-column-properties style:column-width="4.593cm" style:rel-column-width="2604*"/>
    </style:style>
    <style:style style:name="Tableau1.B" style:family="table-column">
      <style:table-column-properties style:column-width="12.407cm" style:rel-column-width="7034*"/>
    </style:style>
    <style:style style:name="Tableau1.A1" style:family="table-cell">
      <style:table-cell-properties fo:background-color="#000000"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000000"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table:align="margins"/>
    </style:style>
    <style:style style:name="Tableau2.A" style:family="table-column">
      <style:table-column-properties style:column-width="1cm" style:rel-column-width="3855*"/>
    </style:style>
    <style:style style:name="Tableau2.A1" style:family="table-cell">
      <style:table-cell-properties fo:background-color="#000000" fo:padding="0.097cm" fo:border-left="0.5pt solid #000000" fo:border-right="none" fo:border-top="0.5pt solid #000000" fo:border-bottom="0.5pt solid #000000" style:writing-mode="page">
        <style:background-image/>
      </style:table-cell-properties>
    </style:style>
    <style:style style:name="Tableau2.Q1" style:family="table-cell">
      <style:table-cell-properties fo:background-color="#000000" fo:padding="0.097cm" fo:border="0.5pt solid #000000" style:writing-mode="page">
        <style:background-image/>
      </style:table-cell-properties>
    </style:style>
    <style:style style:name="Tableau2.A2" style:family="table-cell">
      <style:table-cell-properties fo:background-color="#000000" fo:padding="0.097cm" fo:border-left="0.5pt solid #000000" fo:border-right="none" fo:border-top="none" fo:border-bottom="0.5pt solid #000000" style:writing-mode="page">
        <style:background-image/>
      </style:table-cell-properties>
    </style:style>
    <style:style style:name="Tableau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B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break-before="page"/>
      <style:text-properties officeooo:rsid="000b4a2e" officeooo:paragraph-rsid="000b4a2e"/>
    </style:style>
    <style:style style:name="P2" style:family="paragraph" style:parent-style-name="Text_20_body">
      <style:text-properties officeooo:rsid="000b4a2e" officeooo:paragraph-rsid="000b4a2e"/>
    </style:style>
    <style:style style:name="P3" style:family="paragraph" style:parent-style-name="Title">
      <style:text-properties officeooo:rsid="000b4a2e" officeooo:paragraph-rsid="000b4a2e"/>
    </style:style>
    <style:style style:name="P4"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0f6314" officeooo:paragraph-rsid="000f6314" fo:background-color="transparent"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0f6314" officeooo:paragraph-rsid="000f6314"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ext_20_body">
      <style:text-properties fo:language="en" fo:country="US" officeooo:rsid="0016efda" officeooo:paragraph-rsid="0016efda"/>
    </style:style>
    <style:style style:name="P7" style:family="paragraph" style:parent-style-name="Text_20_body" style:list-style-name="L4">
      <style:text-properties fo:language="en" fo:country="US" officeooo:rsid="0016efda" officeooo:paragraph-rsid="0016efda"/>
    </style:style>
    <style:style style:name="P8" style:family="paragraph" style:parent-style-name="Text_20_body" style:list-style-name="L2">
      <style:text-properties fo:language="en" fo:country="US" officeooo:rsid="0016efda" officeooo:paragraph-rsid="0016efda"/>
    </style:style>
    <style:style style:name="P9" style:family="paragraph" style:parent-style-name="Text_20_body">
      <style:text-properties fo:language="en" fo:country="US" officeooo:rsid="000d60ca" officeooo:paragraph-rsid="000d60ca"/>
    </style:style>
    <style:style style:name="P10" style:family="paragraph" style:parent-style-name="Text_20_body">
      <style:text-properties officeooo:rsid="0016efda" officeooo:paragraph-rsid="0016efda"/>
    </style:style>
    <style:style style:name="P11" style:family="paragraph" style:parent-style-name="Text_20_body">
      <style:text-properties officeooo:rsid="001d4769" officeooo:paragraph-rsid="001d4769"/>
    </style:style>
    <style:style style:name="P12" style:family="paragraph" style:parent-style-name="Text_20_body">
      <style:text-properties officeooo:rsid="001e726c" officeooo:paragraph-rsid="001e726c"/>
    </style:style>
    <style:style style:name="P13" style:family="paragraph" style:parent-style-name="Text_20_body" style:list-style-name="L5">
      <style:text-properties officeooo:rsid="001e726c" officeooo:paragraph-rsid="001e726c"/>
    </style:style>
    <style:style style:name="P14" style:family="paragraph" style:parent-style-name="Text_20_body">
      <style:text-properties officeooo:rsid="001fdcf1" officeooo:paragraph-rsid="001fdcf1"/>
    </style:style>
    <style:style style:name="P15" style:family="paragraph" style:parent-style-name="Heading_20_1">
      <style:text-properties fo:language="en" fo:country="US"/>
    </style:style>
    <style:style style:name="P16" style:family="paragraph" style:parent-style-name="Heading_20_1">
      <style:text-properties fo:language="en" fo:country="US" officeooo:rsid="000b4a2e" officeooo:paragraph-rsid="000b4a2e"/>
    </style:style>
    <style:style style:name="P17" style:family="paragraph" style:parent-style-name="Heading_20_1">
      <style:text-properties fo:language="en" fo:country="US" officeooo:rsid="000bf5a5" officeooo:paragraph-rsid="000bf5a5"/>
    </style:style>
    <style:style style:name="P18" style:family="paragraph" style:parent-style-name="Heading_20_1">
      <style:text-properties fo:language="en" fo:country="US" officeooo:rsid="000d60ca" officeooo:paragraph-rsid="000d60ca"/>
    </style:style>
    <style:style style:name="P19" style:family="paragraph" style:parent-style-name="Heading_20_1">
      <style:text-properties officeooo:rsid="0016efda" officeooo:paragraph-rsid="0016efda"/>
    </style:style>
    <style:style style:name="P20" style:family="paragraph" style:parent-style-name="Heading_20_1">
      <style:paragraph-properties fo:break-before="page"/>
      <style:text-properties fo:language="en" fo:country="US" officeooo:rsid="000b4a2e" officeooo:paragraph-rsid="000b4a2e"/>
    </style:style>
    <style:style style:name="P21" style:family="paragraph" style:parent-style-name="Contents_20_Heading">
      <style:paragraph-properties fo:break-before="page"/>
    </style:style>
    <style:style style:name="P22" style:family="paragraph" style:parent-style-name="Heading_20_2">
      <style:text-properties officeooo:rsid="001d4769" officeooo:paragraph-rsid="001d4769"/>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efda" officeooo:paragraph-rsid="0016efda"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4f9a" officeooo:paragraph-rsid="00184f9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4a28" officeooo:paragraph-rsid="001a4a2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4769" officeooo:paragraph-rsid="001d476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16efda" officeooo:paragraph-rsid="0016efda"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1d4769" officeooo:paragraph-rsid="001d4769"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6efda"/>
    </style:style>
    <style:style style:name="T2" style:family="text">
      <style:text-properties officeooo:rsid="001b77ff"/>
    </style:style>
    <style:style style:name="T3" style:family="text">
      <style:text-properties officeooo:rsid="001fdcf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WT<text:span text:style-name="T1">LL</text:span>P</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32"><text:a xlink:type="simple" xlink:href="#__RefHeading___Toc107_2410746694" text:style-name="Index_20_Link" text:visited-style-name="Index_20_Link">Introduction<text:tab/>4</text:a></text:p>
          <text:p text:style-name="P32"><text:a xlink:type="simple" xlink:href="#__RefHeading___Toc109_2410746694" text:style-name="Index_20_Link" text:visited-style-name="Index_20_Link">Goals<text:tab/>4</text:a></text:p>
          <text:p text:style-name="P32"><text:a xlink:type="simple" xlink:href="#__RefHeading___Toc111_2410746694" text:style-name="Index_20_Link" text:visited-style-name="Index_20_Link">Assumptions<text:tab/>4</text:a></text:p>
          <text:p text:style-name="P32"><text:a xlink:type="simple" xlink:href="#__RefHeading___Toc113_2410746694" text:style-name="Index_20_Link" text:visited-style-name="Index_20_Link">Implications<text:tab/>4</text:a></text:p>
          <text:p text:style-name="P32"><text:a xlink:type="simple" xlink:href="#__RefHeading___Toc115_2410746694" text:style-name="Index_20_Link" text:visited-style-name="Index_20_Link">Frame format<text:tab/>4</text:a></text:p>
          <text:p text:style-name="P32"><text:a xlink:type="simple" xlink:href="#__RefHeading___Toc530_4142932038" text:style-name="Index_20_Link" text:visited-style-name="Index_20_Link">Payload types<text:tab/>4</text:a></text:p>
          <text:p text:style-name="P31"><text:a xlink:type="simple" xlink:href="#__RefHeading___Toc532_4142932038" text:style-name="Index_20_Link" text:visited-style-name="Index_20_Link">SWTCP packet<text:tab/>5</text:a></text:p>
          <text:p text:style-name="P31"><text:a xlink:type="simple" xlink:href="#__RefHeading___Toc534_4142932038" text:style-name="Index_20_Link" text:visited-style-name="Index_20_Link">IPv4 packet<text:tab/>5</text:a></text:p>
          <text:p text:style-name="P31"><text:a xlink:type="simple" xlink:href="#__RefHeading___Toc536_4142932038" text:style-name="Index_20_Link" text:visited-style-name="Index_20_Link">IPv6 packet<text:tab/>5</text:a></text:p>
          <text:p text:style-name="P31"><text:a xlink:type="simple" xlink:href="#__RefHeading___Toc538_4142932038" text:style-name="Index_20_Link" text:visited-style-name="Index_20_Link">Compacted IPv4 packet<text:tab/>5</text:a></text:p>
          <text:p text:style-name="P31"><text:a xlink:type="simple" xlink:href="#__RefHeading___Toc540_4142932038" text:style-name="Index_20_Link" text:visited-style-name="Index_20_Link">Compacted IPv6 packet<text:tab/>6</text:a></text:p>
          <text:p text:style-name="P31"><text:a xlink:type="simple" xlink:href="#__RefHeading___Toc542_4142932038" text:style-name="Index_20_Link" text:visited-style-name="Index_20_Link">Compacted ICMPv4 packet<text:tab/>6</text:a></text:p>
          <text:p text:style-name="P31"><text:a xlink:type="simple" xlink:href="#__RefHeading___Toc544_4142932038" text:style-name="Index_20_Link" text:visited-style-name="Index_20_Link">Compacted TCPv4 packet<text:tab/>6</text:a></text:p>
          <text:p text:style-name="P31"><text:a xlink:type="simple" xlink:href="#__RefHeading___Toc546_4142932038" text:style-name="Index_20_Link" text:visited-style-name="Index_20_Link">Compacted UDPv4 packet<text:tab/>6</text:a></text:p>
        </text:index-body>
      </text:table-of-content>
      <text:p text:style-name="P2"/>
      <text:h text:style-name="P20" text:outline-level="1"><text:bookmark-start text:name="__RefHeading___Toc107_2410746694"/>Introduction<text:bookmark-end text:name="__RefHeading___Toc107_2410746694"/></text:h>
      <text:p text:style-name="P6">SWTLLP (which stands for SFR WiFi Tunnel Logical Link Protocol) is a protocol which works over any lower layer that can ensure frame integrity and determine the frame’s length. Its role is to identify the type of its payload, just like the LLC protocol for 802.11 for example.</text:p>
      <text:h text:style-name="P16" text:outline-level="1"><text:bookmark-start text:name="__RefHeading___Toc109_2410746694"/>Goals<text:bookmark-end text:name="__RefHeading___Toc109_2410746694"/></text:h>
      <text:p text:style-name="P6">The only goal of SWTLLP is to carry both the payload and its type. This will allow a SWTP client or server to determine what to do with the payload.</text:p>
      <text:h text:style-name="P15" text:outline-level="1"><text:bookmark-start text:name="__RefHeading___Toc111_2410746694"/>Assumptions<text:bookmark-end text:name="__RefHeading___Toc111_2410746694"/></text:h>
      <text:p text:style-name="P6">SWTLLP works over a lower-level protocol that guarantees:</text:p>
      <text:list xml:id="list438935631" text:style-name="L4">
        <text:list-item>
          <text:p text:style-name="P7">That the length of a SWTLLP frame can be determined</text:p>
        </text:list-item>
        <text:list-item>
          <text:p text:style-name="P7">That the integrity of a SWTLLP frame is checked</text:p>
        </text:list-item>
      </text:list>
      <text:h text:style-name="P17" text:outline-level="1"><text:bookmark-start text:name="__RefHeading___Toc113_2410746694"/>Implications<text:bookmark-end text:name="__RefHeading___Toc113_2410746694"/></text:h>
      <text:list xml:id="list1055080645" text:style-name="L2">
        <text:list-item>
          <text:p text:style-name="P8">A SWTLLP frame has a single field in its header, which is its payload’s type.</text:p>
        </text:list-item>
      </text:list>
      <text:h text:style-name="P18" text:outline-level="1"><text:bookmark-start text:name="__RefHeading___Toc115_2410746694"/>Frame format<text:bookmark-end text:name="__RefHeading___Toc115_2410746694"/></text:h>
      <text:p text:style-name="P9">Bytes are sent in network order (big-endian)</text:p>
      <text:p text:style-name="P6">Every SWTLLP has a single 8-bit header field, that contains its payload type:</text:p>
      <table:table table:name="Table1" table:style-name="Table1">
        <table:table-column table:style-name="Table1.A"/>
        <table:table-column table:style-name="Table1.B" table:number-columns-repeated="8"/>
        <table:table-row>
          <table:table-cell table:style-name="Table1.A1" office:value-type="string">
            <text:p text:style-name="P4">Bit</text:p>
          </table:table-cell>
          <table:table-cell table:style-name="Table1.A1" office:value-type="string">
            <text:p text:style-name="P5">7</text:p>
          </table:table-cell>
          <table:table-cell table:style-name="Table1.A1" office:value-type="string">
            <text:p text:style-name="P5">6</text:p>
          </table:table-cell>
          <table:table-cell table:style-name="Table1.A1" office:value-type="string">
            <text:p text:style-name="P5">5</text:p>
          </table:table-cell>
          <table:table-cell table:style-name="Table1.A1" office:value-type="string">
            <text:p text:style-name="P5">4</text:p>
          </table:table-cell>
          <table:table-cell table:style-name="Table1.A1" office:value-type="string">
            <text:p text:style-name="P5">3</text:p>
          </table:table-cell>
          <table:table-cell table:style-name="Table1.A1" office:value-type="string">
            <text:p text:style-name="P5">2</text:p>
          </table:table-cell>
          <table:table-cell table:style-name="Table1.A1" office:value-type="string">
            <text:p text:style-name="P5">1</text:p>
          </table:table-cell>
          <table:table-cell table:style-name="Table1.I1" office:value-type="string">
            <text:p text:style-name="P5">0</text:p>
          </table:table-cell>
        </table:table-row>
        <table:table-row>
          <table:table-cell table:style-name="Table1.A2" office:value-type="string">
            <text:p text:style-name="P4">Data</text:p>
          </table:table-cell>
          <table:table-cell table:style-name="Table1.B2" table:number-columns-spanned="8" office:value-type="string">
            <text:p text:style-name="P23">Payload type</text:p>
          </table:table-cell>
          <table:covered-table-cell/>
          <table:covered-table-cell/>
          <table:covered-table-cell/>
          <table:covered-table-cell/>
          <table:covered-table-cell/>
          <table:covered-table-cell/>
          <table:covered-table-cell/>
        </table:table-row>
      </table:table>
      <text:p text:style-name="P10">The payload immediately follows the header.</text:p>
      <text:h text:style-name="P19" text:outline-level="1"><text:bookmark-start text:name="__RefHeading___Toc530_4142932038"/>Payload types<text:bookmark-end text:name="__RefHeading___Toc530_4142932038"/></text:h>
      <table:table table:name="Tableau1" table:style-name="Tableau1">
        <table:table-column table:style-name="Tableau1.A"/>
        <table:table-column table:style-name="Tableau1.B"/>
        <table:table-row>
          <table:table-cell table:style-name="Tableau1.A1" office:value-type="string">
            <text:p text:style-name="P29">Payload type field value</text:p>
          </table:table-cell>
          <table:table-cell table:style-name="Tableau1.B1" office:value-type="string">
            <text:p text:style-name="P29">Payload type</text:p>
          </table:table-cell>
        </table:table-row>
        <table:table-row>
          <table:table-cell table:style-name="Tableau1.A2" office:value-type="string">
            <text:p text:style-name="P25">0x00</text:p>
          </table:table-cell>
          <table:table-cell table:style-name="Tableau1.B2" office:value-type="string">
            <text:p text:style-name="P23">SWTCP packet</text:p>
          </table:table-cell>
        </table:table-row>
        <table:table-row>
          <table:table-cell table:style-name="Tableau1.A2" office:value-type="string">
            <text:p text:style-name="P23">0x01</text:p>
          </table:table-cell>
          <table:table-cell table:style-name="Tableau1.B2" office:value-type="string">
            <text:p text:style-name="P26">IPv4 packet</text:p>
          </table:table-cell>
        </table:table-row>
        <table:table-row>
          <table:table-cell table:style-name="Tableau1.A2" office:value-type="string">
            <text:p text:style-name="P23">0x02</text:p>
          </table:table-cell>
          <table:table-cell table:style-name="Tableau1.B2" office:value-type="string">
            <text:p text:style-name="P26">IPv6 packet</text:p>
          </table:table-cell>
        </table:table-row>
        <table:table-row>
          <table:table-cell table:style-name="Tableau1.A2" office:value-type="string">
            <text:p text:style-name="P26">0x03</text:p>
          </table:table-cell>
          <table:table-cell table:style-name="Tableau1.B2" office:value-type="string">
            <text:p text:style-name="P26">Compacted IPv4</text:p>
          </table:table-cell>
        </table:table-row>
        <table:table-row>
          <table:table-cell table:style-name="Tableau1.A2" office:value-type="string">
            <text:p text:style-name="P26">0x04</text:p>
          </table:table-cell>
          <table:table-cell table:style-name="Tableau1.B2" office:value-type="string">
            <text:p text:style-name="P26">Compacted IPv6</text:p>
          </table:table-cell>
        </table:table-row>
        <table:table-row>
          <table:table-cell table:style-name="Tableau1.A2" office:value-type="string">
            <text:p text:style-name="P27">0x05</text:p>
          </table:table-cell>
          <table:table-cell table:style-name="Tableau1.B2" office:value-type="string">
            <text:p text:style-name="P27">Compacted ICMP<text:span text:style-name="T3">v4</text:span></text:p>
          </table:table-cell>
        </table:table-row>
        <table:table-row>
          <table:table-cell table:style-name="Tableau1.A2" office:value-type="string">
            <text:p text:style-name="P27">0x06</text:p>
          </table:table-cell>
          <table:table-cell table:style-name="Tableau1.B2" office:value-type="string">
            <text:p text:style-name="P27">Compacted TCP<text:span text:style-name="T3">v4</text:span></text:p>
          </table:table-cell>
        </table:table-row>
        <table:table-row>
          <table:table-cell table:style-name="Tableau1.A2" office:value-type="string">
            <text:p text:style-name="P27">0x07</text:p>
          </table:table-cell>
          <table:table-cell table:style-name="Tableau1.B2" office:value-type="string">
            <text:p text:style-name="P27">Compacted UDP<text:span text:style-name="T3">v4</text:span></text:p>
          </table:table-cell>
        </table:table-row>
        <table:table-row>
          <table:table-cell table:style-name="Tableau1.A2" office:value-type="string">
            <text:p text:style-name="P27">0x08-<text:span text:style-name="T2">0xff</text:span></text:p>
          </table:table-cell>
          <table:table-cell table:style-name="Tableau1.B2" office:value-type="string">
            <text:p text:style-name="P27">Reserved</text:p>
          </table:table-cell>
        </table:table-row>
      </table:table>
      <text:h text:style-name="P22" text:outline-level="2"><text:bookmark-start text:name="__RefHeading___Toc532_4142932038"/><text:soft-page-break/>SWTCP packet<text:bookmark-end text:name="__RefHeading___Toc532_4142932038"/></text:h>
      <text:p text:style-name="P11">The SWTCP protocol will not be defined in this document. It is a protocol that is used for SWTP tunnel configuration.</text:p>
      <text:h text:style-name="P22" text:outline-level="2"><text:bookmark-start text:name="__RefHeading___Toc534_4142932038"/>IPv4 packet<text:bookmark-end text:name="__RefHeading___Toc534_4142932038"/></text:h>
      <text:p text:style-name="P11">This value indicates that the payload of the SWTLLP frame is an entire IPv4 packet.</text:p>
      <text:h text:style-name="P22" text:outline-level="2"><text:bookmark-start text:name="__RefHeading___Toc536_4142932038"/>IPv6 packet<text:bookmark-end text:name="__RefHeading___Toc536_4142932038"/></text:h>
      <text:p text:style-name="P11">This value indicates that the payload of the SWTLLP frame is an entire IPv6 packet.</text:p>
      <text:h text:style-name="P22" text:outline-level="2"><text:bookmark-start text:name="__RefHeading___Toc538_4142932038"/>Compacted IPv4 packet<text:bookmark-end text:name="__RefHeading___Toc538_4142932038"/></text:h>
      <text:p text:style-name="P11">This value indicates that the payload of the SWTLLP frame is compacted IPv4 packet. A compacted IPv4 packet is basically an IPv4 packet with a lot of its headers stripped:</text:p>
      <table:table table:name="Tableau2" table:style-name="Tableau2">
        <table:table-column table:style-name="Tableau2.A" table:number-columns-repeated="17"/>
        <table:table-row>
          <table:table-cell table:style-name="Tableau2.A1" office:value-type="string">
            <text:p text:style-name="P30">Bit</text:p>
          </table:table-cell>
          <table:table-cell table:style-name="Tableau2.A1" office:value-type="string">
            <text:p text:style-name="P30">15</text:p>
          </table:table-cell>
          <table:table-cell table:style-name="Tableau2.A1" office:value-type="string">
            <text:p text:style-name="P30">14</text:p>
          </table:table-cell>
          <table:table-cell table:style-name="Tableau2.A1" office:value-type="string">
            <text:p text:style-name="P30">13</text:p>
          </table:table-cell>
          <table:table-cell table:style-name="Tableau2.A1" office:value-type="string">
            <text:p text:style-name="P30">12</text:p>
          </table:table-cell>
          <table:table-cell table:style-name="Tableau2.A1" office:value-type="string">
            <text:p text:style-name="P30">11</text:p>
          </table:table-cell>
          <table:table-cell table:style-name="Tableau2.A1" office:value-type="string">
            <text:p text:style-name="P30">10</text:p>
          </table:table-cell>
          <table:table-cell table:style-name="Tableau2.A1" office:value-type="string">
            <text:p text:style-name="P30">9</text:p>
          </table:table-cell>
          <table:table-cell table:style-name="Tableau2.A1" office:value-type="string">
            <text:p text:style-name="P30">8</text:p>
          </table:table-cell>
          <table:table-cell table:style-name="Tableau2.A1" office:value-type="string">
            <text:p text:style-name="P30">7</text:p>
          </table:table-cell>
          <table:table-cell table:style-name="Tableau2.A1" office:value-type="string">
            <text:p text:style-name="P30">6</text:p>
          </table:table-cell>
          <table:table-cell table:style-name="Tableau2.A1" office:value-type="string">
            <text:p text:style-name="P30">5</text:p>
          </table:table-cell>
          <table:table-cell table:style-name="Tableau2.A1" office:value-type="string">
            <text:p text:style-name="P30">4</text:p>
          </table:table-cell>
          <table:table-cell table:style-name="Tableau2.A1" office:value-type="string">
            <text:p text:style-name="P30">3</text:p>
          </table:table-cell>
          <table:table-cell table:style-name="Tableau2.A1" office:value-type="string">
            <text:p text:style-name="P30">2</text:p>
          </table:table-cell>
          <table:table-cell table:style-name="Tableau2.A1" office:value-type="string">
            <text:p text:style-name="P30">1</text:p>
          </table:table-cell>
          <table:table-cell table:style-name="Tableau2.Q1" office:value-type="string">
            <text:p text:style-name="P30">0</text:p>
          </table:table-cell>
        </table:table-row>
        <table:table-row>
          <table:table-cell table:style-name="Tableau2.A2" office:value-type="string">
            <text:p text:style-name="P30">+0</text:p>
          </table:table-cell>
          <table:table-cell table:style-name="Tableau2.B2" table:number-columns-spanned="8" office:value-type="string">
            <text:p text:style-name="P28">Time To Live</text:p>
          </table:table-cell>
          <table:covered-table-cell/>
          <table:covered-table-cell/>
          <table:covered-table-cell/>
          <table:covered-table-cell/>
          <table:covered-table-cell/>
          <table:covered-table-cell/>
          <table:covered-table-cell/>
          <table:table-cell table:style-name="Tableau2.J2" table:number-columns-spanned="8" office:value-type="string">
            <text:p text:style-name="P28">Protocol</text:p>
          </table:table-cell>
          <table:covered-table-cell/>
          <table:covered-table-cell/>
          <table:covered-table-cell/>
          <table:covered-table-cell/>
          <table:covered-table-cell/>
          <table:covered-table-cell/>
          <table:covered-table-cell/>
        </table:table-row>
        <table:table-row>
          <table:table-cell table:style-name="Tableau2.A2" office:value-type="string">
            <text:p text:style-name="P30">+16</text:p>
          </table:table-cell>
          <table:table-cell table:style-name="Tableau2.B3" table:number-rows-spanned="2" table:number-columns-spanned="16" office:value-type="string">
            <text:p text:style-name="P28">Destination IP addr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au2.A2" office:value-type="string">
            <text:p text:style-name="P30">+3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2">We can note here that the IPv4 header’s length was cut from 160 bits to 48 bits, by removing some fields:</text:p>
      <text:list xml:id="list2431149371" text:style-name="L5">
        <text:list-item>
          <text:p text:style-name="P13">The version field is useless because its value can be determined by the SWTLLP layer.</text:p>
        </text:list-item>
        <text:list-item>
          <text:p text:style-name="P13">The IHL field was removed because we assume that the IP header has a fixed size of 160 bits.</text:p>
        </text:list-item>
        <text:list-item>
          <text:p text:style-name="P13">The DSCP field was removed because QoS will not be used</text:p>
        </text:list-item>
        <text:list-item>
          <text:p text:style-name="P13">The ECN field was removed because we assume that the network link behind the SWTP server will never be congested</text:p>
        </text:list-item>
        <text:list-item>
          <text:p text:style-name="P13">The Total Length field was removed because its value can be determined by the underlying layers</text:p>
        </text:list-item>
        <text:list-item>
          <text:p text:style-name="P13">The identification field was removed because we do not allow fragmentation</text:p>
        </text:list-item>
        <text:list-item>
          <text:p text:style-name="P13">The Flags field was removed because we do not allow fragmentation</text:p>
        </text:list-item>
        <text:list-item>
          <text:p text:style-name="P13">The Fragment Offset field was removed because we do not allow fragmentation</text:p>
        </text:list-item>
        <text:list-item>
          <text:p text:style-name="P13">The Header Checksum field was removed because SWTLLP frames’ integrity is already checked by an underlying protocol</text:p>
        </text:list-item>
        <text:list-item>
          <text:p text:style-name="P13">The Source IP Address field was removed because its value will remain constant over time (the network IP address of the SWTP end point)</text:p>
        </text:list-item>
        <text:list-item>
          <text:p text:style-name="P13">The Options field was removed because we assume that an IPv4 packet has a fixed header length of 160 bits.</text:p>
        </text:list-item>
      </text:list>
      <text:h text:style-name="P22" text:outline-level="2"><text:bookmark-start text:name="__RefHeading___Toc540_4142932038"/><text:soft-page-break/>Compacted IPv6 packet<text:bookmark-end text:name="__RefHeading___Toc540_4142932038"/></text:h>
      <text:p text:style-name="P14">Compacted IPv6 is still to be defined.</text:p>
      <text:h text:style-name="P22" text:outline-level="2"><text:bookmark-start text:name="__RefHeading___Toc542_4142932038"/>Compacted ICMP<text:span text:style-name="T3">v4</text:span> packet<text:bookmark-end text:name="__RefHeading___Toc542_4142932038"/></text:h>
      <text:h text:style-name="P22" text:outline-level="2"><text:bookmark-start text:name="__RefHeading___Toc544_4142932038"/>Compacted TCP<text:span text:style-name="T3">v4</text:span> packet<text:bookmark-end text:name="__RefHeading___Toc544_4142932038"/></text:h>
      <text:h text:style-name="P22" text:outline-level="2"><text:bookmark-start text:name="__RefHeading___Toc546_4142932038"/>Compacted UDP<text:span text:style-name="T3">v4</text:span> packet<text:bookmark-end text:name="__RefHeading___Toc546_414293203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erif" svg:font-family="FreeSerif" style:font-adornments="Regular" style:font-family-generic="roman" style:font-pitch="variable"/>
    <style:font-face style:name="Liberation Serif" svg:font-family="'Liberation Serif'" style:font-family-generic="roman" style:font-pitch="variable"/>
    <style:font-face style:name="FreeSans" svg:font-family="FreeSans" style:font-adornments="Regular"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FreeSerif" fo:font-family="FreeSerif" style:font-style-name="Regular" style:font-family-generic="roman" style:font-pitch="variable"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ans" fo:font-family="FreeSans" style:font-style-name="Regular"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21:34:10.120074262</meta:creation-date>
    <dc:date>2020-04-05T11:18:26.114713730</dc:date>
    <meta:editing-duration>PT46M56S</meta:editing-duration>
    <meta:editing-cycles>17</meta:editing-cycles>
    <meta:generator>LibreOffice/6.1.5.2$Linux_X86_64 LibreOffice_project/10$Build-2</meta:generator>
    <meta:document-statistic meta:table-count="3" meta:image-count="0" meta:object-count="0" meta:page-count="6" meta:paragraph-count="110" meta:word-count="592" meta:character-count="3202" meta:non-whitespace-character-count="2734"/>
  </office:meta>
</office:document-meta>
</file>